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P1"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bold" officeooo:rsid="000ad234" officeooo:paragraph-rsid="000ad234" style:font-size-asian="12pt" style:font-weight-asian="bold" style:font-size-complex="12pt" style:font-weight-complex="bold"/>
    </style:style>
    <style:style style:name="P2"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0ad234" officeooo:paragraph-rsid="000ad234" style:font-size-asian="12pt" style:font-weight-asian="normal" style:font-size-complex="12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0b094b" officeooo:paragraph-rsid="000b094b" style:font-size-asian="12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1c9b4f" officeooo:paragraph-rsid="001c9b4f"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e4f090" officeooo:paragraph-rsid="000ad234"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weight="normal" officeooo:rsid="00275589" officeooo:paragraph-rsid="0028359a" style:font-size-asian="12pt" style:font-weight-asian="normal" style:font-size-complex="12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loext:opacity="0%" fo:font-size="12pt" fo:font-weight="normal" officeooo:rsid="00275589" officeooo:paragraph-rsid="0028359a"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loext:opacity="0%" fo:font-size="12pt" fo:font-style="normal" fo:font-weight="normal" officeooo:rsid="00275589" officeooo:paragraph-rsid="00275589"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use-window-font-color="true" loext:opacity="0%" fo:font-size="12pt" fo:font-style="normal" fo:font-weight="normal" officeooo:rsid="00275589" officeooo:paragraph-rsid="0028359a"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0ad234"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font-size="12pt" officeooo:rsid="00c15a61" officeooo:paragraph-rsid="000ad234" style:font-size-asian="12pt" style:font-size-complex="12pt"/>
    </style:style>
    <style:style style:name="P12" style:family="paragraph" style:parent-style-name="Standard">
      <style:paragraph-properties fo:margin-left="2.501cm" fo:margin-right="0cm" fo:text-align="justify" style:justify-single-word="false" fo:text-indent="0cm" style:auto-text-indent="false"/>
      <style:text-properties fo:font-size="12pt" officeooo:rsid="00c15a61" officeooo:paragraph-rsid="000ad234"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officeooo:rsid="00c15a61" officeooo:paragraph-rsid="001c9b4f" style:font-size-asian="12pt" style:font-size-complex="12pt"/>
    </style:style>
    <style:style style:name="P14" style:family="paragraph" style:parent-style-name="Standard">
      <style:paragraph-properties fo:margin-left="1.251cm" fo:margin-right="0cm" fo:text-align="justify" style:justify-single-word="false" fo:text-indent="0cm" style:auto-text-indent="false"/>
      <style:text-properties fo:font-size="12pt" officeooo:rsid="00c15a61" officeooo:paragraph-rsid="001c9b4f"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properties fo:font-size="12pt" officeooo:rsid="00c15a61" officeooo:paragraph-rsid="001d36bc"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officeooo:rsid="000b094b" officeooo:paragraph-rsid="000b094b"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fo:font-size="12pt" officeooo:rsid="00118922" officeooo:paragraph-rsid="001c9b4f" style:font-size-asian="12pt" style:font-size-complex="12pt"/>
    </style:style>
    <style:style style:name="P18" style:family="paragraph" style:parent-style-name="Standard">
      <style:paragraph-properties fo:margin-left="1.251cm" fo:margin-right="0cm" fo:text-align="justify" style:justify-single-word="false" fo:text-indent="0cm" style:auto-text-indent="false"/>
      <style:text-properties fo:font-size="12pt" officeooo:rsid="00118922" officeooo:paragraph-rsid="001c9b4f"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ext-properties fo:font-size="12pt" officeooo:rsid="0012566f" officeooo:paragraph-rsid="001c9b4f" style:font-size-asian="12pt" style:font-size-complex="12pt"/>
    </style:style>
    <style:style style:name="P20" style:family="paragraph" style:parent-style-name="Standard">
      <style:paragraph-properties fo:margin-left="1.251cm" fo:margin-right="0cm" fo:text-align="justify" style:justify-single-word="false" fo:text-indent="0cm" style:auto-text-indent="false"/>
      <style:text-properties fo:font-size="12pt" officeooo:rsid="0012566f" officeooo:paragraph-rsid="001c9b4f" style:font-size-asian="12pt" style:font-size-complex="12pt"/>
    </style:style>
    <style:style style:name="P21" style:family="paragraph" style:parent-style-name="Standard">
      <style:paragraph-properties fo:margin-left="1.251cm" fo:margin-right="0cm" fo:text-align="justify" style:justify-single-word="false" fo:text-indent="0cm" style:auto-text-indent="false"/>
      <style:text-properties fo:font-size="12pt" officeooo:rsid="0012c2a7" officeooo:paragraph-rsid="001c9b4f"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fo:font-size="12pt" officeooo:rsid="0012c2a7" officeooo:paragraph-rsid="001c9b4f" style:font-size-asian="12pt" style:font-size-complex="12pt"/>
    </style:style>
    <style:style style:name="P23" style:family="paragraph" style:parent-style-name="Standard">
      <style:paragraph-properties fo:margin-left="2.501cm" fo:margin-right="0cm" fo:text-align="justify" style:justify-single-word="false" fo:text-indent="0cm" style:auto-text-indent="false"/>
      <style:text-properties fo:font-size="12pt" officeooo:rsid="000ebbb1" officeooo:paragraph-rsid="000ebbb1" style:font-size-asian="12pt" style:font-size-complex="12pt"/>
    </style:style>
    <style:style style:name="P24" style:family="paragraph" style:parent-style-name="Standard">
      <style:paragraph-properties fo:margin-left="1.251cm" fo:margin-right="0cm" fo:text-align="justify" style:justify-single-word="false" fo:text-indent="0cm" style:auto-text-indent="false"/>
      <style:text-properties fo:font-size="12pt" officeooo:rsid="00c1e2b6" officeooo:paragraph-rsid="000ad234" style:font-size-asian="12pt" style:font-size-complex="12pt"/>
    </style:style>
    <style:style style:name="P25" style:family="paragraph" style:parent-style-name="Standard">
      <style:paragraph-properties fo:margin-left="2.501cm" fo:margin-right="0cm" fo:text-align="justify" style:justify-single-word="false" fo:text-indent="0cm" style:auto-text-indent="false"/>
      <style:text-properties fo:font-size="12pt" officeooo:rsid="00c1e2b6" officeooo:paragraph-rsid="000ad234"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fo:font-size="12pt" officeooo:rsid="001d36bc" officeooo:paragraph-rsid="001d36bc" style:font-size-asian="12pt" style:font-size-complex="12pt"/>
    </style:style>
    <style:style style:name="P27" style:family="paragraph" style:parent-style-name="Standard">
      <style:paragraph-properties fo:margin-left="0cm" fo:margin-right="0cm" fo:text-align="justify" style:justify-single-word="false" fo:text-indent="0cm" style:auto-text-indent="false"/>
      <style:text-properties fo:font-size="12pt" officeooo:rsid="000c435a" officeooo:paragraph-rsid="00275589" style:font-size-asian="12pt" style:font-size-complex="12pt"/>
    </style:style>
    <style:style style:name="P28" style:family="paragraph" style:parent-style-name="Standard">
      <style:paragraph-properties fo:margin-left="1.251cm" fo:margin-right="0cm" fo:text-align="justify" style:justify-single-word="false" fo:text-indent="0cm" style:auto-text-indent="false"/>
      <style:text-properties fo:font-size="12pt" officeooo:rsid="000c435a" officeooo:paragraph-rsid="00275589"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fo:font-size="12pt" officeooo:rsid="002b9ccf" officeooo:paragraph-rsid="002b9ccf" style:font-size-asian="12pt" style:font-size-complex="12pt"/>
    </style:style>
    <style:style style:name="P30" style:family="paragraph" style:parent-style-name="Standard">
      <style:paragraph-properties fo:margin-left="0cm" fo:margin-right="0cm" fo:text-align="justify" style:justify-single-word="false" fo:text-indent="0cm" style:auto-text-indent="false"/>
      <style:text-properties fo:font-size="12pt" officeooo:rsid="002f06f8" officeooo:paragraph-rsid="002f06f8" style:font-size-asian="12pt" style:font-size-complex="12pt"/>
    </style:style>
    <style:style style:name="P31" style:family="paragraph" style:parent-style-name="Standard">
      <style:paragraph-properties fo:margin-left="1.251cm" fo:margin-right="0cm" fo:text-align="justify" style:justify-single-word="false" fo:text-indent="0cm" style:auto-text-indent="false"/>
      <style:text-properties fo:font-size="12pt" officeooo:rsid="002f06f8" officeooo:paragraph-rsid="002f06f8" style:font-size-asian="12pt" style:font-size-complex="12pt"/>
    </style:style>
    <style:style style:name="P32" style:family="paragraph" style:parent-style-name="Standard">
      <style:paragraph-properties fo:margin-left="1.251cm" fo:margin-right="0cm" fo:text-align="justify" style:justify-single-word="false" fo:text-indent="0cm" style:auto-text-indent="false"/>
      <style:text-properties fo:font-size="12pt" officeooo:rsid="002f06f8" officeooo:paragraph-rsid="00309916" style:font-size-asian="12pt" style:font-size-complex="12pt"/>
    </style:style>
    <style:style style:name="P33" style:family="paragraph" style:parent-style-name="Standard">
      <style:paragraph-properties fo:margin-left="0cm" fo:margin-right="0cm" fo:text-align="justify" style:justify-single-word="false" fo:text-indent="0cm" style:auto-text-indent="false"/>
      <style:text-properties fo:font-size="12pt" officeooo:rsid="002f06f8" officeooo:paragraph-rsid="00351503" style:font-size-asian="12pt" style:font-size-complex="12pt"/>
    </style:style>
    <style:style style:name="P34" style:family="paragraph" style:parent-style-name="Standard">
      <style:paragraph-properties fo:margin-left="0cm" fo:margin-right="0cm" fo:text-align="justify" style:justify-single-word="false" fo:text-indent="0cm" style:auto-text-indent="false"/>
      <style:text-properties fo:font-size="12pt" officeooo:rsid="00351503" officeooo:paragraph-rsid="00351503" style:font-size-asian="12pt" style:font-size-complex="12pt"/>
    </style:style>
    <style:style style:name="P35" style:family="paragraph" style:parent-style-name="Standard">
      <style:paragraph-properties fo:margin-left="0cm" fo:margin-right="0cm" fo:text-align="justify" style:justify-single-word="false" fo:text-indent="0cm" style:auto-text-indent="false"/>
      <style:text-properties fo:font-size="12pt" fo:font-weight="normal" officeooo:rsid="000ad234" officeooo:paragraph-rsid="000ad234" style:font-size-asian="12pt" style:font-weight-asian="normal" style:font-size-complex="12pt" style:font-weight-complex="normal"/>
    </style:style>
    <style:style style:name="P36" style:family="paragraph" style:parent-style-name="Standard">
      <style:paragraph-properties fo:margin-left="2.501cm" fo:margin-right="0cm" fo:text-align="justify" style:justify-single-word="false" fo:text-indent="0cm" style:auto-text-indent="false"/>
      <style:text-properties fo:font-size="12pt" fo:font-weight="normal" officeooo:rsid="000ad234" officeooo:paragraph-rsid="001f478e" style:font-size-asian="12pt" style:font-weight-asian="normal" style:font-size-complex="12pt"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fo:font-size="12pt" fo:font-weight="normal" officeooo:rsid="000b094b" officeooo:paragraph-rsid="000ad234" style:font-size-asian="12pt" style:font-weight-asian="normal" style:font-size-complex="12pt"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40" style:family="paragraph" style:parent-style-name="Standard">
      <style:paragraph-properties fo:margin-left="7.504cm" fo:margin-right="0cm" fo:text-align="justify" style:justify-single-word="false" fo:text-indent="0cm" style:auto-text-indent="false"/>
      <style:text-properties fo:font-size="12pt" fo:font-weight="normal" officeooo:rsid="000b094b" officeooo:paragraph-rsid="000b094b" style:font-size-asian="12pt" style:font-weight-asian="normal" style:font-size-complex="12pt" style:font-weight-complex="normal"/>
    </style:style>
    <style:style style:name="P41" style:family="paragraph" style:parent-style-name="Standard">
      <style:paragraph-properties fo:margin-left="2.501cm" fo:margin-right="0cm" fo:text-align="justify" style:justify-single-word="false" fo:text-indent="0cm" style:auto-text-indent="false"/>
      <style:text-properties fo:font-size="12pt" fo:font-weight="normal" officeooo:rsid="00c15a61" officeooo:paragraph-rsid="000ad234"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font-size="12pt" fo:font-weight="normal" officeooo:rsid="001b25c5" officeooo:paragraph-rsid="001b25c5"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weight="normal" officeooo:rsid="0015a07d" officeooo:paragraph-rsid="000ad234" style:font-size-asian="12pt" style:font-weight-asian="normal" style:font-size-complex="12pt" style:font-weight-complex="normal"/>
    </style:style>
    <style:style style:name="P45" style:family="paragraph" style:parent-style-name="Standard">
      <style:paragraph-properties fo:margin-left="2.501cm" fo:margin-right="0cm" fo:text-align="justify" style:justify-single-word="false" fo:text-indent="0cm" style:auto-text-indent="false"/>
      <style:text-properties fo:font-size="12pt" fo:font-weight="normal" officeooo:rsid="001e7ee7" officeooo:paragraph-rsid="001f478e"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fo:font-size="12pt" fo:font-weight="normal" officeooo:rsid="001f478e" officeooo:paragraph-rsid="001f478e" style:font-size-asian="12pt" style:font-weight-asian="normal" style:font-size-complex="12pt" style:font-weight-complex="normal"/>
    </style:style>
    <style:style style:name="P47" style:family="paragraph" style:parent-style-name="Standard">
      <style:paragraph-properties fo:margin-left="1.251cm" fo:margin-right="0cm" fo:text-align="justify" style:justify-single-word="false" fo:text-indent="0cm" style:auto-text-indent="false"/>
      <style:text-properties fo:font-size="12pt" fo:font-weight="normal" officeooo:rsid="001f478e" officeooo:paragraph-rsid="001f478e" style:font-size-asian="12pt" style:font-weight-asian="normal" style:font-size-complex="12pt"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fo:font-size="12pt" fo:font-weight="bold" officeooo:rsid="00c15a61" officeooo:paragraph-rsid="000ad234" style:font-size-asian="12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cm" style:auto-text-indent="false"/>
      <style:text-properties fo:font-size="12pt" fo:font-weight="bold" officeooo:rsid="00c15a61" officeooo:paragraph-rsid="000ad234" style:font-size-asian="12pt" style:font-weight-asian="bold" style:font-size-complex="12pt" style:font-weight-complex="bold"/>
    </style:style>
    <style:style style:name="P50" style:family="paragraph" style:parent-style-name="Standard">
      <style:paragraph-properties fo:margin-left="1.251cm" fo:margin-right="0cm" fo:text-align="justify" style:justify-single-word="false" fo:text-indent="0cm" style:auto-text-indent="false"/>
      <style:text-properties fo:font-size="12pt" fo:font-weight="bold" officeooo:rsid="001c9b4f" officeooo:paragraph-rsid="001c9b4f" style:font-size-asian="12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cm" style:auto-text-indent="false"/>
      <style:text-properties fo:font-size="12pt" fo:font-weight="bold" officeooo:rsid="00d5eede" officeooo:paragraph-rsid="000ad234" style:font-size-asian="12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cm" style:auto-text-indent="false" fo:break-before="page"/>
      <style:text-properties fo:font-size="12pt" fo:font-weight="bold" officeooo:rsid="00d5eede" officeooo:paragraph-rsid="000ad234" style:font-size-asian="12pt" style:font-weight-asian="bold" style:font-size-complex="12pt" style:font-weight-complex="bold"/>
    </style:style>
    <style:style style:name="P53" style:family="paragraph" style:parent-style-name="Standard">
      <style:paragraph-properties fo:margin-left="1.251cm" fo:margin-right="0cm" fo:text-align="justify" style:justify-single-word="false" fo:text-indent="0cm" style:auto-text-indent="false"/>
      <style:text-properties fo:font-size="12pt" fo:font-style="normal" fo:font-weight="normal" officeooo:rsid="001eff27" officeooo:paragraph-rsid="001f478e"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2.501cm" fo:margin-right="0cm" fo:text-align="justify" style:justify-single-word="false" fo:text-indent="0cm" style:auto-text-indent="false"/>
      <style:text-properties fo:font-size="12pt" fo:font-style="italic" officeooo:rsid="000c435a" officeooo:paragraph-rsid="00275589" style:font-size-asian="12pt" style:font-style-asian="italic" style:font-size-complex="12pt" style:font-style-complex="italic"/>
    </style:style>
    <style:style style:name="P55" style:family="paragraph" style:parent-style-name="Standard">
      <style:paragraph-properties fo:margin-left="0cm" fo:margin-right="0cm" fo:text-align="center" style:justify-single-word="false" fo:text-indent="0cm" style:auto-text-indent="false"/>
      <style:text-properties fo:font-size="14pt" officeooo:rsid="000ad234" officeooo:paragraph-rsid="000ad234" style:font-size-asian="14pt" style:font-size-complex="14pt"/>
    </style:style>
    <style:style style:name="P56" style:family="paragraph" style:parent-style-name="Standard">
      <style:paragraph-properties fo:margin-left="0cm" fo:margin-right="0cm" fo:text-align="justify" style:justify-single-word="false" fo:text-indent="0cm" style:auto-text-indent="false"/>
      <style:text-properties fo:color="#2a6099" loext:opacity="100%" fo:font-size="12pt" fo:font-weight="bold" officeooo:rsid="00e4f090" officeooo:paragraph-rsid="000ad234" style:font-size-asian="12pt" style:font-weight-asian="bold" style:font-size-complex="12pt" style:font-weight-complex="bold"/>
    </style:style>
    <style:style style:name="P57" style:family="paragraph" style:parent-style-name="Standard">
      <style:paragraph-properties fo:margin-left="2.501cm" fo:margin-right="0cm" fo:text-align="justify" style:justify-single-word="false" fo:text-indent="0cm" style:auto-text-indent="false"/>
      <style:text-properties fo:color="#2a6099" loext:opacity="100%" fo:font-size="12pt" fo:font-weight="bold" officeooo:rsid="00e4f090" officeooo:paragraph-rsid="000ad234" style:font-size-asian="12pt" style:font-weight-asian="bold" style:font-size-complex="12pt" style:font-weight-complex="bold"/>
    </style:style>
    <style:style style:name="P58" style:family="paragraph" style:parent-style-name="Standard">
      <style:paragraph-properties fo:margin-left="1.251cm" fo:margin-right="0cm" fo:text-align="justify" style:justify-single-word="false" fo:text-indent="0cm" style:auto-text-indent="false"/>
      <style:text-properties officeooo:paragraph-rsid="001d36bc"/>
    </style:style>
    <style:style style:name="P59" style:family="paragraph" style:parent-style-name="Standard">
      <style:paragraph-properties fo:margin-left="0cm" fo:margin-right="0cm" fo:text-align="justify" style:justify-single-word="false" fo:text-indent="0cm" style:auto-text-indent="false"/>
      <style:text-properties fo:color="#000000" loext:opacity="100%" fo:font-size="12pt" fo:font-weight="normal" officeooo:rsid="00c15a61" officeooo:paragraph-rsid="001d36bc" style:font-size-asian="12pt" style:font-weight-asian="normal" style:font-size-complex="12pt" style:font-weight-complex="normal"/>
    </style:style>
    <style:style style:name="P60" style:family="paragraph" style:parent-style-name="Standard">
      <style:paragraph-properties fo:margin-left="1.251cm" fo:margin-right="0cm" fo:text-align="justify" style:justify-single-word="false" fo:text-indent="0cm" style:auto-text-indent="false"/>
      <style:text-properties fo:color="#000000" loext:opacity="100%" fo:font-size="12pt" fo:font-weight="normal" officeooo:rsid="00c15a61" officeooo:paragraph-rsid="001d36bc" style:font-size-asian="12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fo:color="#000000" loext:opacity="100%" fo:font-size="12pt" fo:font-weight="bold" officeooo:rsid="002c67a9" officeooo:paragraph-rsid="002c67a9" style:font-size-asian="12pt" style:font-weight-asian="bold" style:font-size-complex="12pt" style:font-weight-complex="bold"/>
    </style:style>
    <style:style style:name="P62" style:family="paragraph" style:parent-style-name="Standard">
      <style:paragraph-properties fo:margin-left="2.501cm" fo:margin-right="0cm" fo:text-align="justify" style:justify-single-word="false" fo:text-indent="0cm" style:auto-text-indent="false"/>
      <style:text-properties fo:font-size="12pt" officeooo:rsid="002f13e5" officeooo:paragraph-rsid="00309916" style:font-size-asian="12pt" style:font-size-complex="12pt"/>
    </style:style>
    <style:style style:name="P63" style:family="paragraph" style:parent-style-name="Standard" style:list-style-name="L1">
      <style:paragraph-properties fo:text-align="justify" style:justify-single-word="false"/>
      <style:text-properties fo:font-size="12pt" officeooo:paragraph-rsid="001c9b4f" style:font-size-asian="12pt" style:font-size-complex="12pt"/>
    </style:style>
    <style:style style:name="P64" style:family="paragraph" style:parent-style-name="Standard" style:list-style-name="L1">
      <style:paragraph-properties fo:text-align="justify" style:justify-single-word="false"/>
      <style:text-properties fo:font-size="12pt" officeooo:rsid="0012c2a7" officeooo:paragraph-rsid="001c9b4f" style:font-size-asian="12pt" style:font-size-complex="12pt"/>
    </style:style>
    <style:style style:name="P65" style:family="paragraph" style:parent-style-name="Standard" style:list-style-name="L1">
      <style:paragraph-properties fo:margin-left="1.251cm" fo:margin-right="0cm" fo:text-align="justify" style:justify-single-word="false" fo:text-indent="0cm" style:auto-text-indent="false"/>
      <style:text-properties fo:font-size="12pt" fo:font-weight="normal" officeooo:rsid="0012c2a7" officeooo:paragraph-rsid="001c9b4f" style:font-size-asian="12pt" style:font-weight-asian="normal" style:font-size-complex="12pt" style:font-weight-complex="normal"/>
    </style:style>
    <style:style style:name="P66" style:family="paragraph">
      <style:paragraph-properties fo:text-align="center"/>
    </style:style>
    <style:style style:name="T1" style:family="text">
      <style:text-properties officeooo:rsid="00d5eede"/>
    </style:style>
    <style:style style:name="T2" style:family="text">
      <style:text-properties fo:color="#2a6099" loext:opacity="100%" fo:font-weight="bold" style:font-weight-asian="bold" style:font-weight-complex="bold"/>
    </style:style>
    <style:style style:name="T3" style:family="text">
      <style:text-properties fo:color="#2a6099" loext:opacity="100%" fo:font-weight="bold" officeooo:rsid="00e4f090" style:font-weight-asian="bold" style:font-weight-complex="bold"/>
    </style:style>
    <style:style style:name="T4" style:family="text">
      <style:text-properties officeooo:rsid="00c4827f"/>
    </style:style>
    <style:style style:name="T5" style:family="text">
      <style:text-properties fo:color="#ff0000" loext:opacity="100%" fo:font-weight="bold" officeooo:rsid="00e4f090" style:font-weight-asian="bold" style:font-weight-complex="bold"/>
    </style:style>
    <style:style style:name="T6" style:family="text">
      <style:text-properties officeooo:rsid="000ad234"/>
    </style:style>
    <style:style style:name="T7" style:family="text">
      <style:text-properties fo:font-weight="bold" style:font-weight-asian="bold" style:font-weight-complex="bold"/>
    </style:style>
    <style:style style:name="T8" style:family="text">
      <style:text-properties fo:font-weight="bold" officeooo:rsid="0015a07d" style:font-weight-asian="bold" style:font-weight-complex="bold"/>
    </style:style>
    <style:style style:name="T9" style:family="text">
      <style:text-properties fo:font-weight="bold" officeooo:rsid="001c9b4f" style:font-weight-asian="bold" style:font-weight-complex="bold"/>
    </style:style>
    <style:style style:name="T10" style:family="text">
      <style:text-properties fo:font-weight="bold" officeooo:rsid="0023a95d" style:font-weight-asian="bold" style:font-weight-complex="bold"/>
    </style:style>
    <style:style style:name="T11" style:family="text">
      <style:text-properties fo:font-weight="bold" officeooo:rsid="002545d1" style:font-weight-asian="bold" style:font-weight-complex="bold"/>
    </style:style>
    <style:style style:name="T12" style:family="text">
      <style:text-properties fo:font-weight="bold" officeooo:rsid="0025b32e" style:font-weight-asian="bold" style:font-weight-complex="bold"/>
    </style:style>
    <style:style style:name="T13" style:family="text">
      <style:text-properties style:use-window-font-color="true" loext:opacity="0%"/>
    </style:style>
    <style:style style:name="T14" style:family="text">
      <style:text-properties style:use-window-font-color="true" loext:opacity="0%" fo:font-weight="bold" style:font-weight-asian="bold" style:font-weight-complex="bold"/>
    </style:style>
    <style:style style:name="T15" style:family="text">
      <style:text-properties style:use-window-font-color="true" loext:opacity="0%" fo:font-weight="bold" officeooo:rsid="00e4f090" style:font-weight-asian="bold" style:font-weight-complex="bold"/>
    </style:style>
    <style:style style:name="T16" style:family="text">
      <style:text-properties style:use-window-font-color="true" loext:opacity="0%" officeooo:rsid="00d5eede"/>
    </style:style>
    <style:style style:name="T17" style:family="text">
      <style:text-properties officeooo:rsid="000b094b"/>
    </style:style>
    <style:style style:name="T18" style:family="text">
      <style:text-properties officeooo:rsid="000f952d"/>
    </style:style>
    <style:style style:name="T19" style:family="text">
      <style:text-properties officeooo:rsid="0012566f"/>
    </style:style>
    <style:style style:name="T20" style:family="text">
      <style:text-properties fo:font-style="italic" style:font-style-asian="italic" style:font-style-complex="italic"/>
    </style:style>
    <style:style style:name="T21" style:family="text">
      <style:text-properties fo:font-style="italic" officeooo:rsid="0012566f" style:font-style-asian="italic" style:font-style-complex="italic"/>
    </style:style>
    <style:style style:name="T22" style:family="text">
      <style:text-properties fo:font-style="italic" officeooo:rsid="0012c2a7" style:font-style-asian="italic" style:font-style-complex="italic"/>
    </style:style>
    <style:style style:name="T23" style:family="text">
      <style:text-properties fo:font-style="italic" officeooo:rsid="0018057a" style:font-style-asian="italic" style:font-style-complex="italic"/>
    </style:style>
    <style:style style:name="T24" style:family="text">
      <style:text-properties fo:font-style="italic" officeooo:rsid="002545d1" style:font-style-asian="italic" style:font-style-complex="italic"/>
    </style:style>
    <style:style style:name="T25" style:family="text">
      <style:text-properties fo:font-style="italic" officeooo:rsid="0032a71e"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2566f" style:font-style-asian="normal" style:font-style-complex="normal"/>
    </style:style>
    <style:style style:name="T28" style:family="text">
      <style:text-properties fo:font-style="normal" officeooo:rsid="001eff27" style:font-style-asian="normal" style:font-style-complex="normal"/>
    </style:style>
    <style:style style:name="T29" style:family="text">
      <style:text-properties officeooo:rsid="0012c2a7"/>
    </style:style>
    <style:style style:name="T30" style:family="text">
      <style:text-properties officeooo:rsid="0015a07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18057a"/>
    </style:style>
    <style:style style:name="T34" style:family="text">
      <style:text-properties officeooo:rsid="001c9b4f"/>
    </style:style>
    <style:style style:name="T35" style:family="text">
      <style:text-properties officeooo:rsid="00e4f090"/>
    </style:style>
    <style:style style:name="T36" style:family="text">
      <style:text-properties officeooo:rsid="001cba72"/>
    </style:style>
    <style:style style:name="T37" style:family="text">
      <style:text-properties officeooo:rsid="001d36bc"/>
    </style:style>
    <style:style style:name="T38" style:family="text">
      <style:text-properties officeooo:rsid="001eff27"/>
    </style:style>
    <style:style style:name="T39" style:family="text">
      <style:text-properties officeooo:rsid="0023a95d"/>
    </style:style>
    <style:style style:name="T40" style:family="text">
      <style:text-properties fo:font-weight="normal" style:font-weight-asian="normal" style:font-weight-complex="normal"/>
    </style:style>
    <style:style style:name="T41" style:family="text">
      <style:text-properties fo:font-weight="normal" officeooo:rsid="0025b32e" style:font-weight-asian="normal" style:font-weight-complex="normal"/>
    </style:style>
    <style:style style:name="T42" style:family="text">
      <style:text-properties fo:font-weight="normal" officeooo:rsid="0028359a" style:font-weight-asian="normal" style:font-weight-complex="normal"/>
    </style:style>
    <style:style style:name="T43" style:family="text">
      <style:text-properties officeooo:rsid="002545d1"/>
    </style:style>
    <style:style style:name="T44" style:family="text">
      <style:text-properties officeooo:rsid="0025b32e"/>
    </style:style>
    <style:style style:name="T45" style:family="text">
      <style:text-properties fo:color="#000000" loext:opacity="100%" fo:font-size="12pt" fo:font-weight="normal" officeooo:rsid="00c15a61" style:font-size-asian="12pt" style:font-weight-asian="normal" style:font-size-complex="12pt" style:font-weight-complex="normal"/>
    </style:style>
    <style:style style:name="T46" style:family="text">
      <style:text-properties fo:color="#000000" loext:opacity="100%" fo:font-size="12pt" fo:font-weight="normal" officeooo:rsid="0025b32e" style:font-size-asian="12pt" style:font-weight-asian="normal" style:font-size-complex="12pt" style:font-weight-complex="normal"/>
    </style:style>
    <style:style style:name="T47" style:family="text">
      <style:text-properties fo:color="#000000" loext:opacity="100%" fo:font-size="12pt" fo:font-weight="normal" officeooo:rsid="0034415c" style:font-size-asian="12pt" style:font-weight-asian="normal" style:font-size-complex="12pt" style:font-weight-complex="normal"/>
    </style:style>
    <style:style style:name="T48" style:family="text">
      <style:text-properties officeooo:rsid="00275589"/>
    </style:style>
    <style:style style:name="T49" style:family="text">
      <style:text-properties officeooo:rsid="0028359a"/>
    </style:style>
    <style:style style:name="T50" style:family="text">
      <style:text-properties officeooo:rsid="002c67a9"/>
    </style:style>
    <style:style style:name="T51" style:family="text">
      <style:text-properties style:text-underline-style="none" officeooo:rsid="002c67a9"/>
    </style:style>
    <style:style style:name="T52" style:family="text">
      <style:text-properties officeooo:rsid="002e5cc3"/>
    </style:style>
    <style:style style:name="T53" style:family="text">
      <style:text-properties officeooo:rsid="002f06f8"/>
    </style:style>
    <style:style style:name="T54" style:family="text">
      <style:text-properties officeooo:rsid="002f13e5"/>
    </style:style>
    <style:style style:name="T55" style:family="text">
      <style:text-properties officeooo:rsid="00309916"/>
    </style:style>
    <style:style style:name="T56" style:family="text">
      <style:text-properties officeooo:rsid="0032a71e"/>
    </style:style>
    <style:style style:name="T57" style:family="text">
      <style:text-properties officeooo:rsid="0034415c"/>
    </style:style>
    <style:style style:name="T58" style:family="text">
      <style:text-properties officeooo:rsid="003737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5">L</text:span><text:span text:style-name="T14">a conscience de soi est-elle une connaissance de soi ?</text:span></text:p>
      <text:p text:style-name="P1"/>
      <text:p text:style-name="P2"><text:span text:style-name="T32">Intro :</text:span> <text:span text:style-name="T33">on va </text:span>def conscience (rappel def connaissance)</text:p>
      <text:p text:style-name="P2"/>
      <text:p text:style-name="P3">[Q cs ? On relève les termes]</text:p>
      <text:p text:style-name="P3"/>
      <text:p text:style-name="P35">1. « Conscience » peut prendre deux sens distincts : psychologique et moral</text:p>
      <text:p text:style-name="P35"/>
      <text:p text:style-name="P35"><draw:line text:anchor-type="paragraph" draw:z-index="0" draw:name="Ligne 1" draw:style-name="gr1" draw:text-style-name="P66" svg:x1="5.877cm" svg:y1="0.926cm" svg:x2="3.766cm" svg:y2="2.374cm"><text:p/></draw:line><draw:line text:anchor-type="paragraph" draw:z-index="1" draw:name="Ligne 2" draw:style-name="gr1" draw:text-style-name="P66" svg:x1="8.167cm" svg:y1="0.926cm" svg:x2="8.576cm" svg:y2="2.394cm"><text:p/></draw:line><text:span text:style-name="T17">a. </text:span>Au sens <text:span text:style-name="T7">psychologique</text:span>, la conscience est la faculté mentale qui nous permet d’appréhender subjectivement les phénomènes extérieurs ou intérieurs.</text:p>
      <text:p text:style-name="P35"/>
      <text:p text:style-name="P37"/>
      <text:p text:style-name="P37"/>
      <text:p text:style-name="P37">Extérieurs : conscience spontanée</text:p>
      <text:p text:style-name="P37"/>
      <text:p text:style-name="P40">Intérieurs : conscience réfléchie (c un miroir : renvoie le rayon lumineux. Le moi fait <text:span text:style-name="T7">retour</text:span> sur lui-même)</text:p>
      <text:p text:style-name="P39"/>
      <text:p text:style-name="P39">b. Au sens <text:span text:style-name="T7">moral</text:span>, la conscience désigne notre capacité à distinguer le bien du mal.</text:p>
      <text:p text:style-name="P38">NB : Ce sens moral ne sera pas abordé dans ce cours</text:p>
      <text:p text:style-name="P39"/>
      <text:p text:style-name="P39">Une <text:span text:style-name="T7">connaissance</text:span> (un savoir) est une croyance vraie justifiée.</text:p>
      <text:p text:style-name="P39"/>
      <text:p text:style-name="P39">Ce qui est en jeu : la capacité à se connaître soi-même en faisant retour sur nos propres pensées. = la validité de l’<text:span text:style-name="T7">introspection</text:span></text:p>
      <text:p text:style-name="P39"/>
      <text:p text:style-name="P35">Problème : </text:p>
      <text:p text:style-name="P35"/>
      <text:p text:style-name="P35">[R1] A première vue, s’il est possible de connaître ce que je suis, il n’y a que <text:span text:style-name="T20">moi</text:span> qui puisse le faire, puisque je suis le seul à avoir un accès direct à mes désirs, mes émotions, mes pensées, etc.</text:p>
      <text:p text:style-name="P35"/>
      <text:p text:style-name="P46">Deux façons possibles de problématiser :</text:p>
      <text:p text:style-name="P47">- en contestant le caractère véridique de ce que je sens</text:p>
      <text:p text:style-name="P36">[R2] Cependant, on remarque que les éléments auxquels j’accède par introspection sont fondamentalement <text:span text:style-name="T20">subjectifs</text:span>, et ne peuvent pas être partagés avec les autres. <text:span text:style-name="T33">Cela ne semble donc pas pouvoir relever d’une </text:span><text:span text:style-name="T23">connaissance</text:span><text:span text:style-name="T33">, qui implique de pouvoir communiquer aux autres ce qui justifie objectivement mes croyances.</text:span></text:p>
      <text:p text:style-name="P47">- en contestant le caractère justifiable de ce que sens</text:p>
      <text:p text:style-name="P45">[R2] Cependant, la façon dont j’appréhende ces phénomènes internes est essentiellement <text:span text:style-name="T20">subjective </text:span><text:span text:style-name="T26">; elle est elle-même orientée par mes désirs, mes croyances, etc. , </text:span><text:span text:style-name="T28">et rien ne m’assure que ce que je perçois de moi-même corresponde effectivement à la réalité. </text:span><text:span text:style-name="T26">En ce sens, je suis le plus mal placé pour me connaître, précisément parce que je </text:span><text:span text:style-name="T28">ne peux mettre aucune distance avec mes ressentis.</text:span></text:p>
      <text:p text:style-name="P53"/>
      <text:p text:style-name="P35"/>
      <text:p text:style-name="P42">→ <text:span text:style-name="T38">Le problème se pose donc ainsi : p</text:span>our se connaître soi-même, <text:span text:style-name="T38">suffit</text:span>-il de percevoir plus clairement nos états internes ? Ou bien faut-il au contraire prendre de la distance avec ce que nous ressentons ?</text:p>
      <text:p text:style-name="P35"/>
      <text:p text:style-name="P51"/>
      <text:p text:style-name="P52"><text:span text:style-name="T6">I</text:span>. Une connaissance de ma subjectivité est possible si elle est méthodique</text:p>
      <text:p text:style-name="P48"><text:span text:style-name="T6">1</text:span>. Mon existence en tant que conscience est la seule vérité absolue</text:p>
      <text:p text:style-name="P10"/>
      <text:p text:style-name="P11">Difficulté de l’introspection : comment savoir si nos certitudes <text:span text:style-name="T7">subjectives</text:span> ont la moindre validité <text:span text:style-name="T7">objective </text:span>?</text:p>
      <text:p text:style-name="P11"/>
      <text:p text:style-name="P11">→ Conscient de ce problème, Descartes va essayer de remettre en doute l’intégralité de ses croyances, de façon radicale, pour voir ce qui reste.</text:p>
      <text:p text:style-name="P11"/>
      <text:p text:style-name="P16">(Cf texte Descartes)</text:p>
      <text:p text:style-name="P11"/>
      <text:p text:style-name="P11">Grâce à une méthode rigoureuse, Descartes montre qu’il peut écarter toutes ses croyances sauf une seule : le fait qu’il existe lui-même.</text:p>
      <text:p text:style-name="P11"/>
      <text:p text:style-name="P11">→ Il est logiquement impossible de douter de sa propre existence.</text:p>
      <text:p text:style-name="P11"><text:tab/><text:tab/><text:tab/><text:tab/><text:tab/><text:tab/><text:tab/>→ « je pense, donc je suis »</text:p>
      <text:p text:style-name="P11"/>
      <text:p text:style-name="P11">En fait, la forme de connaissance la plus fondamentale, c’est la connaissance que j’ai de mon propre esprit : elle est plus certaine que toute connaissance acquise par observation, parce qu’elle est immédiate et évidente <text:span text:style-name="T34">(</text:span><text:span text:style-name="T39">elle est </text:span><text:span text:style-name="T34">indubitable)</text:span>.</text:p>
      <text:p text:style-name="P11"/>
      <text:p text:style-name="P50">2. La conscience de soi comme essence de la subjectivité</text:p>
      <text:p text:style-name="P11"/>
      <text:p text:style-name="P29">[Q compose ton identité ? Q résiste au doute cartésien ? (→ comment tu le sais ?)]</text:p>
      <text:p text:style-name="P11"/>
      <text:p text:style-name="P13"><text:span text:style-name="T31">Attention :</text:span> le je du « je pense » ne désigne pas tout ce que je pense être. <text:span text:style-name="T34">Mes sens me font croire que j’ai tel ou tel corps, mais rien de ce que me disent mes sens n’est indubitable.</text:span></text:p>
      <text:p text:style-name="P11">→ ce qui me définit le plus intimement <text:span text:style-name="T18">(mon essence),</text:span> c’est ma <text:span text:style-name="T7">conscience</text:span></text:p>
      <text:p text:style-name="P11"/>
      <text:p text:style-name="P11">=&gt; plus particulièrement : la <text:span text:style-name="T7">conscience </text:span><text:span text:style-name="T9">réfléchie (cs</text:span><text:span text:style-name="T7"> de soi</text:span><text:span text:style-name="T9">)</text:span>. l'homme se distingue par le fait qu'il est capable de prendre une conscience claire et distincte de <text:span text:style-name="T18">ses pensées, de son existence et de </text:span>sa propre essence.</text:p>
      <text:p text:style-name="P11"/>
      <text:p text:style-name="P11">(≠ sentiment confus de soi qu’on peut trouver chez les animaux : cf « test du miroir », de Gordon G. Gallup)</text:p>
      <text:p text:style-name="P11"/>
      <text:p text:style-name="P11"><text:span text:style-name="T51">+</text:span><text:span text:style-name="T34"> </text:span><text:span text:style-name="T50">C</text:span>e « je » ne désigne pas l'individu René Descartes. <text:span text:style-name="T39">N</text:span><text:span text:style-name="T40">’est pas </text:span><text:span text:style-name="T7">singulier</text:span><text:span text:style-name="T40"> mais </text:span><text:span text:style-name="T7">universel</text:span><text:span text:style-name="T40"> → introduction en philosophie du concept fondamental de </text:span><text:span text:style-name="T7">sujet </text:span><text:span text:style-name="T10">=</text:span> tout être capable de faire une expérience claire et distincte de sa propre pensée</text:p>
      <text:p text:style-name="P44"/>
      <text:p text:style-name="P48"><text:span text:style-name="T34">3</text:span>. <text:span text:style-name="T34">Les c</text:span>onséquences morales de cette thèse</text:p>
      <text:p text:style-name="P10"/>
      <text:p text:style-name="P15"><text:span text:style-name="T36">Cf</text:span> <text:span text:style-name="T37">texte </text:span><text:span text:style-name="T1">Kant : </text:span><text:span text:style-name="T56">La capacité à se penser comme un « Je » est une étape décisive dans l’évolution d’un homme : on ne se contente plus de se sentir, mais on se </text:span><text:span text:style-name="T25">pense</text:span><text:span text:style-name="T56">.</text:span></text:p>
      <text:p text:style-name="P26"/>
      <text:p text:style-name="P59"><text:span text:style-name="T35">→ </text:span><text:span text:style-name="T57">cet accès à la subjectivité a des conséquences morales</text:span><text:span text:style-name="T43"> :</text:span></text:p>
      <text:p text:style-name="P60">- <text:span text:style-name="T57">un sujet</text:span><text:span text:style-name="T43"> a une certaine </text:span><text:span text:style-name="T11">valeur morale </text:span><text:span text:style-name="T43">: on lui doit un certain </text:span><text:span text:style-name="T24">respect</text:span><text:span text:style-name="T43">, </text:span><text:span text:style-name="T44">on ne peut pas le traiter comme un simple objet</text:span></text:p>
      <text:p text:style-name="P58"><text:span text:style-name="T45">- </text:span><text:span text:style-name="T47">un sujet</text:span><text:span text:style-name="T46"> </text:span><text:span text:style-name="T47">est</text:span><text:span text:style-name="T46"> </text:span><text:span text:style-name="T12">moralement responsable </text:span><text:span text:style-name="T41">: dans la mesure où il est capable de penser ses propres actions et de se les attribuer, il doit répondre de celle-ci. → il peut être </text:span><text:span text:style-name="T42">soumis</text:span><text:span text:style-name="T41"> à l’éloge ou au blâme</text:span></text:p>
      <text:p text:style-name="P56"/>
      <text:p text:style-name="P61"><text:soft-page-break/>La notion de « personne » désigne le sujet d’un point de vue moral.</text:p>
      <text:p text:style-name="P56"/>
      <text:p text:style-name="P27">→ <text:span text:style-name="T57">Double dimension de la notion de sujet :</text:span></text:p>
      <text:p text:style-name="P28">- m<text:span text:style-name="T57">étaphysiquement : être sujet c’est </text:span>p<text:span text:style-name="T48">ouvoir se connaître soi-même et prendre conscience de ses actes</text:span></text:p>
      <text:p text:style-name="P54"><text:span text:style-name="T34">→ </text:span>c’est l’expérience du cogito de Descartes</text:p>
      <text:p text:style-name="P28">- <text:span text:style-name="T48">moralement </text:span><text:span text:style-name="T52">et juridiquement : </text:span><text:span text:style-name="T57">être sujet c’est être</text:span><text:span text:style-name="T52"> </text:span><text:span text:style-name="T48">responsable de ce que nous faisons</text:span></text:p>
      <text:p text:style-name="P54">→ <text:span text:style-name="T57">c’est une conséquence de la dimension métaphysique</text:span></text:p>
      <text:p text:style-name="P56"/>
      <table:table table:name="Tableau1" table:style-name="Tableau1">
        <table:table-column table:style-name="Tableau1.A"/>
        <table:table-row table:style-name="TableLine2248170654032">
          <table:table-cell table:style-name="Tableau1.A1" office:value-type="string">
            <text:p text:style-name="P6">Pb : le fait de faire dépendre la valeur morale de la cs de soi a des conséquences problématiques :</text:p>
            <text:p text:style-name="P7">- <text:span text:style-name="T49">Q</text:span>uid des hommes qui n’ont plus ou n’ont pas encore cette capacité (vieillard, enfant, malade) ? N’est-on pas quand même obligé de les traiter comme des personnes ?</text:p>
            <text:p text:style-name="P7"><text:tab/>→ solution possible : considérer que ce sont des personnes <text:span text:style-name="T20">potentielles</text:span></text:p>
            <text:p text:style-name="P9">- <text:span text:style-name="T49">N’avons-nous vraiment aucune obligation envers les animaux, quand bien même ils sont incapables d’être conscients d’eux-mêmes ?</text:span></text:p>
          </table:table-cell>
        </table:table-row>
      </table:table>
      <text:p text:style-name="P8"/>
      <text:p text:style-name="P56"/>
      <text:p text:style-name="P49"><text:span text:style-name="T6">II</text:span><text:span text:style-name="T1">.</text:span> Les limites de l’introspection : le concept d’inconscient</text:p>
      <text:p text:style-name="P48"><text:span text:style-name="T6">1</text:span>. <text:span text:style-name="T53">La conscience est un phénomène superficiel</text:span></text:p>
      <text:p text:style-name="P10"/>
      <text:p text:style-name="P34">Cf texte Nietzsche</text:p>
      <text:p text:style-name="P34"/>
      <text:p text:style-name="P33">Nietzsche renverse la perspective de Descartes. Pour Descartes, l’existence du sujet conscient est une vérité fondamentale</text:p>
      <text:p text:style-name="P30">≠ Nietzsche : cette existence est une illusion</text:p>
      <text:p text:style-name="P30"/>
      <text:p text:style-name="P30">Certes, je peux prendre conscience du fait qu’il y a de la pensée qui se fait en moi</text:p>
      <text:p text:style-name="P30">MAIS rien ne nous dit que nous soyons nous-même la cause de notre propre pensée</text:p>
      <text:p text:style-name="P31">→ il faudrait plutôt dire « quelque chose pense ».</text:p>
      <text:p text:style-name="P32">&amp; même cette formulation est trompeuse, puisqu’elle <text:span text:style-name="T55">est imposée par les règles de notre grammaire (distinction sujet//prédicat). En réalité, rien ne garantit que notre être soit quelque chose de stable </text:span><text:span text:style-name="T58">et </text:span><text:span text:style-name="T55">d’identique (un sujet).</text:span></text:p>
      <text:p text:style-name="P62">→ nos habitudes de langage entretiennent cette façon illusoire de se rapporter à soi-même</text:p>
      <text:p text:style-name="P31"/>
      <text:p text:style-name="P31">→ « il y a de la pensée », <text:span text:style-name="T58">sans que notre conscience domine ce processus</text:span></text:p>
      <text:p text:style-name="P11"/>
      <text:p text:style-name="P11">→ <text:span text:style-name="T54">L’homme </text:span><text:span text:style-name="T58">tient à l’idée rassurante qu’il soit un </text:span><text:span text:style-name="T54">sujet libre, autonome, capable de se dominer et de se connaître. La vérité, pour Nietzsche, est bien plutôt qu’il est le jouet d’un ensemble d’instincts obscurs, inscrits profondément dans son corps.</text:span></text:p>
      <text:p text:style-name="P11"/>
      <text:p text:style-name="P12">→ <text:span text:style-name="T1">Nietzsche </text:span><text:span text:style-name="T3">[L’inconscient (1)]</text:span></text:p>
      <text:p text:style-name="P23"><text:span text:style-name="T3">+ </text:span><text:span text:style-name="T2">critique notion subjectivité</text:span></text:p>
      <text:p text:style-name="P10"><text:span text:style-name="T6">2</text:span>. L’inconscient <text:span text:style-name="T4">freudien </text:span>comme système de représentations refoulées</text:p>
      <text:p text:style-name="P12">→ <text:span text:style-name="T1">Freud : Première topique </text:span><text:span text:style-name="T3">[L’inconscient (2)]</text:span></text:p>
      <text:p text:style-name="P24"><text:span text:style-name="T6">3</text:span>. Les problèmes du concept d’inconscient</text:p>
      <text:p text:style-name="P25">→ <text:span text:style-name="T1">Problème épistémique (Popper), problème moral (Alain) </text:span><text:span text:style-name="T5">[extraits classiques]</text:span></text:p>
      <text:p text:style-name="P10"><text:span text:style-name="T6">w Complément :</text:span>. D’autres conceptions de l’inconscient</text:p>
      <text:p text:style-name="P41"><text:span text:style-name="T13">→ </text:span><text:span text:style-name="T16">inconscient neurologique, inconscient sociologique (Bourdieu) </text:span><text:span text:style-name="T3">[L’inconscient (3)]</text:span></text:p>
      <text:p text:style-name="P57"/>
      <text:p text:style-name="P57"/>
      <text:p text:style-name="P5"><text:soft-page-break/>-----------------</text:p>
      <text:p text:style-name="P4"><text:span text:style-name="T35">f</text:span>aire commentaire de texte Sartre en donnant les précisions suivantes ?</text:p>
      <text:p text:style-name="P57"/>
      <text:p text:style-name="P57"/>
      <text:p text:style-name="P14"><text:span text:style-name="T6">2</text:span>. La conscience <text:span text:style-name="T1">de soi est essentiellement </text:span>liberté</text:p>
      <text:p text:style-name="P14"/>
      <text:p text:style-name="P17">Dire que l’essence de l’homme est la conscience : problématique, <text:span text:style-name="T19">car Q essence de la conscience ?</text:span></text:p>
      <text:p text:style-name="P17"/>
      <text:p text:style-name="P18">P<text:span text:style-name="T19">b : </text:span>Cs : n’existe jamais toute seule <text:span text:style-name="T30">(n’a pas d’« en-soi »)</text:span>. <text:span text:style-name="T19">Ne peut jamais être définie</text:span><text:span text:style-name="T21"> en elle-même</text:span><text:span text:style-name="T27">,</text:span><text:span text:style-name="T20"> </text:span><text:span text:style-name="T27">n</text:span>’existe qu’en relation avec autre chose qu’elle</text:p>
      <text:p text:style-name="P18">→ Impossible de ne penser à rien : si je pense, je pense forcément qqch de déterminé (Brentano : « toute conscience est conscience de quelque chose)</text:p>
      <text:p text:style-name="P17"/>
      <text:p text:style-name="P17">→ <text:span text:style-name="T19">Plutôt que de caractériser l’H par une certaine définition, il faut plutôt le caractériser par un certain </text:span><text:span text:style-name="T21">mode d’être</text:span><text:span text:style-name="T19">.</text:span></text:p>
      <text:p text:style-name="P19">Sartre : deux modes d’être :</text:p>
      <text:p text:style-name="P20">- l’en-soi = être comme un objet. L’objet est simplement posé dans le monde, il correspond passivement à son essence (un arbre n’a pas d’autre choix que d’être un arbre. Il ne peut pas devenir autre) → <text:span text:style-name="T29">L’essence précède l’existence</text:span></text:p>
      <text:p text:style-name="P20">- le pour-soi = être comme un sujet. Le sujet a un rapport actif à sa propre existence. Ce qu’est un homme n’est jamais fixé par avance, mais c’est une création qui se déroule tout au long de sa vie → <text:span text:style-name="T29">L’existence précède l’essence</text:span></text:p>
      <text:p text:style-name="P20"/>
      <text:p text:style-name="P19">L’homme <text:span text:style-name="T29">est à la fois un en-soi et un pour-soi :</text:span></text:p>
      <text:p text:style-name="P21">- Il est un en-soi :</text:p>
      <text:list xml:id="list4039437089" text:style-name="L1">
        <text:list-item>
          <text:p text:style-name="P63"><text:span text:style-name="T29">par son </text:span><text:span text:style-name="T22">passé </text:span><text:span text:style-name="T29">: l’ensemble des choses que j’ai faites dans le passé définissent maintenant la personne que je suis</text:span></text:p>
        </text:list-item>
        <text:list-item>
          <text:p text:style-name="P64">par son corps : mon corps est aussi une chose du monde, que tous les autres peuvent percevoir <text:span text:style-name="T30">comme un fait</text:span></text:p>
          <text:p text:style-name="P65">- Il est un pour-soi : l’homme vit en se projetant toujours dans des possibilités futures. Avoir une conscience, c’est précisément refuser de se voir identifié à son passé, c’est penser pouvoir être toujours autre chose que ce que nous avons été</text:p>
        </text:list-item>
      </text:list>
      <text:p text:style-name="P43"/>
      <text:p text:style-name="P22">→ la conscience, dans la mesure où elle se projette vers des possibilités qu’elle veut faire exister, est intimement <text:span text:style-name="T7">liberté</text:span></text:p>
      <text:p text:style-name="P43"><text:span text:style-name="T7">→ </text:span><text:span text:style-name="T8">La cs de soi est une connaissance immédiate et certaine de ma propre liberté </text:span><text:span text:style-name="T30">(qui ne peut pas se prouver autrement qu’en en faisant l’expérien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1T08:26:52.230000000</meta:creation-date>
    <dc:title>Page vierge</dc:title>
    <meta:generator>LibreOffice/7.2.5.2$Windows_X86_64 LibreOffice_project/499f9727c189e6ef3471021d6132d4c694f357e5</meta:generator>
    <meta:editing-duration>P3DT19H4M3S</meta:editing-duration>
    <meta:editing-cycles>25</meta:editing-cycles>
    <dc:date>2022-11-23T08:03:30.953000000</dc:date>
    <meta:document-statistic meta:table-count="1" meta:image-count="0" meta:object-count="0" meta:page-count="4" meta:paragraph-count="87" meta:word-count="1537" meta:character-count="8921" meta:non-whitespace-character-count="7465"/>
    <meta:template xlink:type="simple" xlink:actuate="onRequest" xlink:title="Page vierge" xlink:href="../../../../../../AppData/Roaming/LibreOffice/4/user/template/Page%20vierge1.ott" meta:date="2022-10-21T08:26:51.979000000"/>
  </office:meta>
</office:document-meta>
</file>